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Google Sans" svg:font-family="'Google Sans', Roboto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Roboto" svg:font-family="Roboto, Arial, sans-serif"/>
  </office:font-face-decls>
  <office:automatic-styles>
    <style:style style:name="P1" style:family="paragraph" style:parent-style-name="Heading_20_1">
      <style:text-properties fo:font-variant="normal" fo:text-transform="none" fo:color="#202124" loext:opacity="100%" style:font-name="Google Sans" fo:font-size="9pt" fo:letter-spacing="normal" fo:font-style="normal" fo:font-weight="normal" officeooo:rsid="000e4e9f" officeooo:paragraph-rsid="000e4e9f"/>
    </style:style>
    <style:style style:name="P2" style:family="paragraph" style:parent-style-name="Heading_20_2">
      <style:text-properties fo:font-variant="normal" fo:text-transform="none" fo:color="#70757a" loext:opacity="100%" style:font-name="Roboto" fo:font-size="9pt" fo:letter-spacing="normal" fo:font-style="normal" fo:font-weight="normal" officeooo:rsid="000e4e9f" officeooo:paragraph-rsid="000e4e9f"/>
    </style:style>
    <style:style style:name="P3" style:family="paragraph" style:parent-style-name="Standard">
      <style:text-properties officeooo:rsid="000e4e9f" officeooo:paragraph-rsid="000e4e9f"/>
    </style:style>
    <style:style style:name="P4" style:family="paragraph" style:parent-style-name="Standard">
      <style:text-properties fo:font-variant="normal" fo:text-transform="none" fo:color="#1a73e8" loext:opacity="100%" style:font-name="Roboto" fo:font-size="9pt" fo:letter-spacing="normal" fo:font-style="normal" fo:font-weight="normal" officeooo:rsid="000e4e9f" officeooo:paragraph-rsid="000e4e9f"/>
    </style:style>
    <style:style style:name="P5" style:family="paragraph" style:parent-style-name="Text_20_body">
      <style:text-properties fo:font-variant="normal" fo:text-transform="none" fo:color="#202124" loext:opacity="100%" style:font-name="Google Sans" fo:font-size="9pt" fo:letter-spacing="normal" fo:font-style="normal" fo:font-weight="normal" officeooo:rsid="000e4e9f" officeooo:paragraph-rsid="000e4e9f"/>
    </style:style>
    <style:style style:name="P6" style:family="paragraph" style:parent-style-name="Text_20_body">
      <style:text-properties fo:font-variant="normal" fo:text-transform="none" fo:color="#1a73e8" loext:opacity="100%" style:font-name="Roboto" fo:font-size="9pt" fo:letter-spacing="normal" fo:font-style="normal" fo:font-weight="normal" officeooo:rsid="000e4e9f" officeooo:paragraph-rsid="000e4e9f"/>
    </style:style>
    <style:style style:name="P7" style:family="paragraph" style:parent-style-name="Text_20_body">
      <style:text-properties fo:font-variant="normal" fo:text-transform="none" fo:color="#1a73e8" loext:opacity="100%" style:font-name="Roboto" fo:font-size="9pt" fo:letter-spacing="normal" fo:font-style="normal" fo:font-weight="normal" officeooo:rsid="0011af04" officeooo:paragraph-rsid="0011af04"/>
    </style:style>
    <style:style style:name="T1" style:family="text">
      <style:text-properties officeooo:rsid="00120b5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it Amira Marruecos</text:p>
      <text:p text:style-name="P3"/>
      <text:p text:style-name="P4">30.143166, -9.433781</text:p>
      <text:p text:style-name="P4">30.143045, -9.430737</text:p>
      <text:p text:style-name="P4">30.138655, -9.430982</text:p>
      <text:p text:style-name="P4">30.138715, -9.432051</text:p>
      <text:p text:style-name="P4">30.139097, -9.432051</text:p>
      <text:p text:style-name="P4">30.139248, -9.434050</text:p>
      <text:p text:style-name="P4"/>
      <text:h text:style-name="P1" text:outline-level="1">Ferkessédougou Costa de Marfil</text:h>
      <text:p text:style-name="P5"/>
      <text:p text:style-name="P6">9.641149, -5.131704</text:p>
      <text:p text:style-name="P6">9.640898, -5.130024</text:p>
      <text:p text:style-name="P6">9.639540, -5.130487</text:p>
      <text:p text:style-name="P6">9.638763, -5.130707</text:p>
      <text:p text:style-name="P6">9.638845, -5.131032</text:p>
      <text:p text:style-name="P6">9.638262, -5.131124</text:p>
      <text:p text:style-name="P6">9.637966, -5.131298</text:p>
      <text:p text:style-name="P6">9.638064, -5.131960</text:p>
      <text:p text:style-name="P6">9.638163, -5.132351</text:p>
      <text:p text:style-name="P6">9.638589, -5.132494</text:p>
      <text:p text:style-name="P6">9.638811, -5.132244</text:p>
      <text:p text:style-name="P6">9.639039, -5.132204</text:p>
      <text:p text:style-name="P6">9.639396, -5.132162</text:p>
      <text:p text:style-name="P6">9.639418, -5.132140</text:p>
      <text:p text:style-name="P6"/>
      <text:p text:style-name="P7">Olmos Peru</text:p>
      <text:p text:style-name="P7"/>
      <text:p text:style-name="P7">-6.103525, -79.924710</text:p>
      <text:p text:style-name="P7">-6.104134, -79.924284</text:p>
      <text:p text:style-name="P7">-6.102769, -79.922369</text:p>
      <text:p text:style-name="P7">-6.101845, -79.922377</text:p>
      <text:p text:style-name="P5"/>
      <text:h text:style-name="P1" text:outline-level="1">Sap Ngulueam <text:span text:style-name="T1">Tailandia</text:span></text:h>
      <text:h text:style-name="P2" text:outline-level="2">Sap Ta Khian, Chai Badan District</text:h>
      <text:p text:style-name="P4"/>
      <text:p text:style-name="P4">15.135729, 101.328928</text:p>
      <text:p text:style-name="P4">15.135975, 101.330469</text:p>
      <text:p text:style-name="P4">15.134628, 101.330984</text:p>
      <text:p text:style-name="P4">15.132912, 101.334403</text:p>
      <text:p text:style-name="P4">15.132166, 101.333488</text:p>
      <text:p text:style-name="P4">15.133135, 101.331438</text:p>
      <text:p text:style-name="P4">15.133216, 101.331120</text:p>
      <text:p text:style-name="P4">15.133379, 101.330782</text:p>
      <text:p text:style-name="P4">15.133373, 101.328576</text:p>
      <text:p text:style-name="P4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Google Sans" svg:font-family="'Google Sans', Roboto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Roboto" svg:font-family="Roboto, Arial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5T18:21:20.150617382</meta:creation-date>
    <dc:date>2024-10-05T19:50:48.799854152</dc:date>
    <meta:editing-duration>PT58M1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2" meta:paragraph-count="38" meta:word-count="84" meta:character-count="773" meta:non-whitespace-character-count="727"/>
  </office:meta>
</office:document-meta>
</file>